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Irwin, 2003 #81}</text:p>
      <text:p text:style-name="Text_20_body">Irwin, A. and M. Michael (2003). <text:span text:style-name="T1">Science, social theory and public knowledge</text:span>. Maidenhead ; Philadelphia, Open University Press.</text:p>
      <text:p text:style-name="Text_20_body"><text:tab/></text:p>
      <text:p text:style-name="Text_20_body">The public has in some way become an essential ingredient within scientific governance. 56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</meta:initial-creator>
    <meta:creation-date>2009-01-20T13:53:33</meta:creation-date>
    <meta:document-statistic meta:table-count="0" meta:image-count="0" meta:object-count="0" meta:page-count="1" meta:paragraph-count="4" meta:word-count="35" meta:character-count="235"/>
    <dc:date>2009-01-20T14:02:37</dc:date>
    <dc:creator>abm</dc:creator>
    <meta:editing-duration>PT00H09M04S</meta:editing-duration>
    <meta:editing-cycles>1</meta:editing-cycles>
    <meta:generator>OpenOffice.org/3.0$Linux OpenOffice.org_project/300m14$Build-9376</meta:generator>
  </office:meta>
</office:document-meta>
</file>